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442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ttery_level" table:style-name="ta1">
        <table:shapes>
          <draw:frame draw:z-index="0" draw:style-name="gr1" draw:text-style-name="P1" svg:width="9.0366in" svg:height="5.5961in" svg:x="4.1268in" svg:y="0.3091in">
            <draw:object draw:notify-on-update-of-ranges="Battery_level.B1:Battery_level.B1 Battery_level.B2:Battery_level.B70 Battery_level.C1:Battery_level.C1 Battery_level.C2:Battery_level.C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attery Level</text:p>
          </table:table-cell>
        </table:table-row>
        <table:table-row table:style-name="ro1">
          <table:table-cell/>
          <table:table-cell table:style-name="ce1" office:value-type="date" office:date-value="2021-01-31T20:13:29" calcext:value-type="date">
            <text:p>01/31/21 08:13 P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1" office:value-type="date" office:date-value="2021-01-31T20:13:35" calcext:value-type="date">
            <text:p>01/31/21 08:13 P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1" office:value-type="date" office:date-value="2021-01-31T20:13:40" calcext:value-type="date">
            <text:p>01/31/21 08:13 P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1" office:value-type="date" office:date-value="2021-01-31T20:13:46" calcext:value-type="date">
            <text:p>01/31/21 08:13 P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1" office:value-type="date" office:date-value="2021-01-31T20:13:57" calcext:value-type="date">
            <text:p>01/31/21 08:13 P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1" office:value-type="date" office:date-value="2021-01-31T20:18:50" calcext:value-type="date">
            <text:p>01/31/21 08:18 PM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table:style-name="ce1" office:value-type="date" office:date-value="2021-01-31T20:23:51" calcext:value-type="date">
            <text:p>01/31/21 08:23 PM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ttery_Temp" table:style-name="ta1">
        <table:shapes>
          <draw:frame draw:z-index="0" draw:style-name="gr1" draw:text-style-name="P1" svg:width="10.1008in" svg:height="5.0866in" svg:x="3.4886in" svg:y="0.778in">
            <draw:object draw:notify-on-update-of-ranges="Battery_Temp.A2:Battery_Temp.A2 Battery_Temp.A3:Battery_Temp.A90 Battery_Temp.B2:Battery_Temp.B2 Battery_Temp.B3:Battery_Temp.B90 Battery_Temp.C2:Battery_Temp.C2 Battery_Temp.C3:Battery_Temp.C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attery Level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table:style-name="ce1" office:value-type="date" office:date-value="2021-01-31T20:13:57" calcext:value-type="date">
            <text:p>01/31/21 08:13 PM</text:p>
          </table:table-cell>
          <table:table-cell office:value-type="float" office:value="51" calcext:value-type="float">
            <text:p>51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table:style-name="ce1" office:value-type="date" office:date-value="2021-01-31T20:18:50" calcext:value-type="date">
            <text:p>01/31/21 08:18 PM</text:p>
          </table:table-cell>
          <table:table-cell office:value-type="float" office:value="54" calcext:value-type="float">
            <text:p>54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table:style-name="ce1" office:value-type="date" office:date-value="2021-01-31T20:23:51" calcext:value-type="date">
            <text:p>01/31/21 08:23 PM</text:p>
          </table:table-cell>
          <table:table-cell office:value-type="float" office:value="56" calcext:value-type="float">
            <text:p>56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table:style-name="ce1" office:value-type="date" office:date-value="2021-01-31T20:28:52" calcext:value-type="date">
            <text:p>01/31/21 08:28 PM</text:p>
          </table:table-cell>
          <table:table-cell office:value-type="float" office:value="59" calcext:value-type="float">
            <text:p>5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table:style-name="ce1" office:value-type="date" office:date-value="2021-01-31T20:33:53" calcext:value-type="date">
            <text:p>01/31/21 08:33 PM</text:p>
          </table:table-cell>
          <table:table-cell office:value-type="float" office:value="61" calcext:value-type="float">
            <text:p>61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table:style-name="ce1" office:value-type="date" office:date-value="2021-01-31T20:36:22" calcext:value-type="date">
            <text:p>01/31/21 08:36 PM</text:p>
          </table:table-cell>
          <table:table-cell office:value-type="float" office:value="62" calcext:value-type="float">
            <text:p>62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table:style-name="ce1" office:value-type="date" office:date-value="2021-01-31T20:36:28" calcext:value-type="date">
            <text:p>01/31/21 08:36 PM</text:p>
          </table:table-cell>
          <table:table-cell office:value-type="float" office:value="63" calcext:value-type="float">
            <text:p>63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table:style-name="ce1" office:value-type="date" office:date-value="2021-01-31T20:37:11" calcext:value-type="date">
            <text:p>01/31/21 08:37 PM</text:p>
          </table:table-cell>
          <table:table-cell office:value-type="float" office:value="63" calcext:value-type="float">
            <text:p>63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table:style-name="ce1" office:value-type="date" office:date-value="2021-01-31T20:40:13" calcext:value-type="date">
            <text:p>01/31/21 08:40 PM</text:p>
          </table:table-cell>
          <table:table-cell office:value-type="float" office:value="65" calcext:value-type="float">
            <text:p>65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4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19:51:37.337000000</meta:creation-date>
    <dc:date>2021-01-31T20:44:26.293000000</dc:date>
    <meta:editing-duration>PT1M33S</meta:editing-duration>
    <meta:editing-cycles>1</meta:editing-cycles>
    <meta:generator>LibreOffice/7.0.1.2$Windows_X86_64 LibreOffice_project/7cbcfc562f6eb6708b5ff7d7397325de9e764452</meta:generator>
    <meta:document-statistic meta:table-count="3" meta:cell-count="4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loext:major-origin="0.5" chart:axis-position="0" style:rotation-angle="33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57cm" svg:height="12.921cm" xlink:href=".." xlink:type="simple" chart:class="chart:scatter" chart:style-name="ch1">
        <chart:legend chart:legend-position="end" svg:x="2.297cm" svg:y="0.505cm" style:legend-expansion="custom" svg:width="3.228cm" svg:height="1.592cm" style:legend-expansion-aspect-ratio="2.02763819095477" chart:style-name="ch2"/>
        <chart:plot-area chart:style-name="ch3" table:cell-range-address="Battery_Temp.A2:Battery_Temp.C90" chart:data-source-has-labels="both" svg:x="1.284cm" svg:y="0.116cm" svg:width="26.711cm" svg:height="11.808cm">
          <chart:coordinate-region svg:x="1.916cm" svg:y="0.319cm" svg:width="23.41cm" svg:height="9.524cm"/>
          <chart:axis chart:dimension="x" chart:name="primary-x" chart:style-name="ch4" chartooo:axis-type="auto">
            <chart:categories table:cell-range-address="Battery_Temp.A3:Battery_Temp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ttery_Temp.B3:Battery_Temp.B90" chart:label-cell-address="Battery_Temp.B2:Battery_Temp.B2" chart:class="chart:scatter">
            <chart:domain table:cell-range-address="Battery_Temp.A3:Battery_Temp.A90"/>
            <chart:data-point chart:repeated="88"/>
          </chart:series>
          <chart:series chart:style-name="ch8" chart:values-cell-range-address="Battery_Temp.C3:Battery_Temp.C90" chart:label-cell-address="Battery_Temp.C2:Battery_Temp.C2" chart:class="chart:scatter"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Level</text:p>
                <draw:g>
                  <svg:desc>Battery_Temp.B2:Battery_Temp.B2</svg:desc>
                </draw:g>
              </table:table-cell>
              <table:table-cell office:value-type="string">
                <text:p>Temp</text:p>
                <draw:g>
                  <svg:desc>Battery_Temp.C2:Battery_Temp.C2</svg:desc>
                </draw:g>
              </table:table-cell>
            </table:table-row>
          </table:table-header-rows>
          <table:table-rows>
            <table:table-row>
              <table:table-cell office:value-type="float" office:value="44227.8430208333">
                <text:p>44227.8430208333</text:p>
                <draw:g>
                  <svg:desc>Battery_Temp.A3:Battery_Temp.A90</svg:desc>
                </draw:g>
              </table:table-cell>
              <table:table-cell office:value-type="float" office:value="51">
                <text:p>51</text:p>
                <draw:g>
                  <svg:desc>Battery_Temp.B3:Battery_Temp.B90</svg:desc>
                </draw:g>
              </table:table-cell>
              <table:table-cell office:value-type="float" office:value="33.2">
                <text:p>33.2</text:p>
                <draw:g>
                  <svg:desc>Battery_Temp.C3:Battery_Temp.C90</svg:desc>
                </draw:g>
              </table:table-cell>
            </table:table-row>
            <table:table-row>
              <table:table-cell office:value-type="float" office:value="44227.846412037">
                <text:p>44227.846412037</text:p>
              </table:table-cell>
              <table:table-cell office:value-type="float" office:value="54">
                <text:p>5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44227.8498958333">
                <text:p>44227.8498958333</text:p>
              </table:table-cell>
              <table:table-cell office:value-type="float" office:value="56">
                <text:p>5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44227.8533796296">
                <text:p>44227.8533796296</text:p>
              </table:table-cell>
              <table:table-cell office:value-type="float" office:value="59">
                <text:p>5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44227.8568634259">
                <text:p>44227.8568634259</text:p>
              </table:table-cell>
              <table:table-cell office:value-type="float" office:value="61">
                <text:p>6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44227.858587963">
                <text:p>44227.858587963</text:p>
              </table:table-cell>
              <table:table-cell office:value-type="float" office:value="62">
                <text:p>6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44227.8586574074">
                <text:p>44227.8586574074</text:p>
              </table:table-cell>
              <table:table-cell office:value-type="float" office:value="63">
                <text:p>6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44227.8591550926">
                <text:p>44227.8591550926</text:p>
              </table:table-cell>
              <table:table-cell office:value-type="float" office:value="63">
                <text:p>6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44227.8612615741">
                <text:p>44227.8612615741</text:p>
              </table:table-cell>
              <table:table-cell office:value-type="float" office:value="65">
                <text:p>6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50">
      <style:chart-properties chart:display-label="true" chart:logarithmic="false" chart:reverse-direction="false" text:line-break="false" loext:try-staggering-first="false" chart:link-data-style-to-source="true" loext:major-origin="0.5" chart:axis-position="0" style:rotation-angle="30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954cm" svg:height="14.215cm" xlink:href=".." xlink:type="simple" chart:class="chart:scatter" chart:style-name="ch1">
        <chart:plot-area chart:style-name="ch2" table:cell-range-address="Battery_level.B1:Battery_level.C70" chart:data-source-has-labels="both" svg:x="0.459cm" svg:y="0.284cm" svg:width="22.036cm" svg:height="13.647cm">
          <chart:coordinate-region svg:x="1.091cm" svg:y="0.284cm" svg:width="19.747cm" svg:height="10.426cm"/>
          <chart:axis chart:dimension="x" chart:name="primary-x" chart:style-name="ch3" chartooo:axis-type="auto">
            <chart:categories table:cell-range-address="Battery_level.B2:Battery_level.B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attery_level.C2:Battery_level.C70" chart:label-cell-address="Battery_level.C1:Battery_level.C1" chart:class="chart:scatter">
            <chart:domain table:cell-range-address="Battery_level.B2:Battery_level.B70"/>
            <chart:data-point chart:repeated="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Level</text:p>
                <draw:g>
                  <svg:desc>Battery_level.C1:Battery_level.C1</svg:desc>
                </draw:g>
              </table:table-cell>
            </table:table-row>
          </table:table-header-rows>
          <table:table-rows>
            <table:table-row>
              <table:table-cell office:value-type="float" office:value="44227.8426967593">
                <text:p>44227.8426967593</text:p>
                <draw:g>
                  <svg:desc>Battery_level.B2:Battery_level.B70</svg:desc>
                </draw:g>
              </table:table-cell>
              <table:table-cell office:value-type="float" office:value="51">
                <text:p>51</text:p>
                <draw:g>
                  <svg:desc>Battery_level.C2:Battery_level.C70</svg:desc>
                </draw:g>
              </table:table-cell>
            </table:table-row>
            <table:table-row>
              <table:table-cell office:value-type="float" office:value="44227.8427662037">
                <text:p>44227.84276620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227.8428240741">
                <text:p>44227.84282407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227.8428935185">
                <text:p>44227.84289351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227.8430208333">
                <text:p>44227.84302083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227.846412037">
                <text:p>44227.8464120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227.8498958333">
                <text:p>44227.84989583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